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ffffff" draw:marker-start-width="0.502cm" draw:marker-end-width="0.502cm" draw:fill-color="#000000" draw:textarea-horizontal-align="justify" draw:textarea-vertical-align="middle" draw:auto-grow-height="false" fo:min-height="20.346cm" fo:min-width="17.346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17.752cm" fo:min-width="10.002cm" fo:padding-top="0.16cm" fo:padding-bottom="0.16cm" fo:padding-left="0.285cm" fo:padding-right="0.28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4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11.717cm" fo:min-width="6.466cm" fo:padding-top="0.161cm" fo:padding-bottom="0.161cm" fo:padding-left="0.286cm" fo:padding-right="0.286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40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7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5.68cm" fo:min-width="2.93cm" fo:padding-top="0.161cm" fo:padding-bottom="0.161cm" fo:padding-left="0.286cm" fo:padding-right="0.286cm" loext:decorative="false"/>
    </style:style>
    <style:style style:name="gr8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2.854cm" fo:min-width="1.304cm" fo:padding-top="0.161cm" fo:padding-bottom="0.161cm" fo:padding-left="0.286cm" fo:padding-right="0.28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4.312cm" fo:min-width="3.06cm" loext:decorative="fals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 style:font-name="Strait" fo:font-size="19.8999996185303pt"/>
    </style:style>
    <style:style style:name="P4" style:family="paragraph">
      <loext:graphic-properties draw:fill="none" draw:fill-color="#ffffff"/>
      <style:text-properties fo:color="#ffffff" loext:opacity="100%" fo:font-size="17.8999996185303pt"/>
    </style:style>
    <style:style style:name="P5" style:family="paragraph">
      <loext:graphic-properties draw:fill="none" draw:fill-color="#ffffff"/>
      <style:text-properties fo:color="#ffffff" loext:opacity="100%" style:font-name="Strait" fo:font-size="19.8999996185303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Strait" fo:font-size="19.8999996185303pt" fo:font-weight="bold" style:font-weight-asian="bold" style:font-weight-complex="bold"/>
    </style:style>
    <style:style style:name="P7" style:family="paragraph">
      <style:text-properties fo:color="#b2b2b2" loext:opacity="100%"/>
    </style:style>
    <style:style style:name="P8" style:family="paragraph">
      <loext:graphic-properties draw:fill="none" draw:fill-color="#ffffff"/>
      <style:text-properties fo:color="#b2b2b2" loext:opacity="100%" style:font-name="Times New Roman" fo:font-size="17.8999996185303pt" fo:font-weight="bold"/>
    </style:style>
    <style:style style:name="P9" style:family="paragraph">
      <loext:graphic-properties draw:fill="none" draw:fill-color="#ffffff"/>
      <style:text-properties fo:color="#b2b2b2" loext:opacity="100%" fo:font-size="11.8999996185303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Strait" fo:font-size="20pt"/>
    </style:style>
    <style:style style:name="T3" style:family="text">
      <style:text-properties fo:color="#ffffff" loext:opacity="100%" fo:font-size="17.8999996185303pt"/>
    </style:style>
    <style:style style:name="T4" style:family="text">
      <style:text-properties fo:color="#ffffff" loext:opacity="100%" style:font-name="Strait" fo:font-size="20pt" style:font-size-asian="20pt" style:font-size-complex="20pt"/>
    </style:style>
    <style:style style:name="T5" style:family="text">
      <style:text-properties fo:color="#ffffff" loext:opacity="100%" style:font-name="Strait" fo:font-size="20pt" fo:font-weight="bold" style:font-weight-asian="bold" style:font-weight-complex="bold"/>
    </style:style>
    <style:style style:name="T6" style:family="text">
      <style:text-properties fo:color="#b2b2b2" loext:opacity="100%" style:font-name="Times New Roman" fo:font-size="17.8999996185303pt" fo:font-weight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0cm" svg:height="22.75cm" svg:x="0.5cm" svg:y="6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cm" svg:height="22.5cm" svg:x="2.997cm" svg:y="6.4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measurelines" svg:width="2.386cm" svg:height="4.036cm" svg:x="11.261cm" svg:y="-25.034cm">
          <draw:text-box>
            <text:p><text:span text:style-name="T1">7</text:span></text:p>
          </draw:text-box>
        </draw:frame>
        <draw:frame draw:style-name="gr3" draw:text-style-name="P2" draw:layer="measurelines" svg:width="2.386cm" svg:height="4.036cm" svg:x="11.261cm" svg:y="-17.748cm">
          <draw:text-box>
            <text:p><text:span text:style-name="T1">8</text:span></text:p>
          </draw:text-box>
        </draw:frame>
        <draw:custom-shape draw:style-name="gr4" draw:text-style-name="P1" draw:layer="layout" svg:width="10cm" svg:height="15.001cm" svg:x="5.497cm" svg:y="10.1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906cm" svg:height="1.216cm" svg:x="3.801cm" svg:y="17.2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.251cm" svg:y="17.216cm">
          <draw:text-box>
            <text:p><text:span text:style-name="T3">7</text:span></text:p>
          </draw:text-box>
        </draw:frame>
        <draw:frame draw:style-name="gr5" draw:text-style-name="P3" draw:layer="layout" svg:width="0.906cm" svg:height="1.216cm" svg:x="6.348cm" svg:y="17.187cm">
          <draw:text-box>
            <text:p><text:span text:style-name="T2">9</text:span></text:p>
          </draw:text-box>
        </draw:frame>
        <draw:custom-shape draw:style-name="gr7" draw:text-style-name="P1" draw:layer="layout" svg:width="5cm" svg:height="7.5cm" svg:x="7.997cm" svg:y="13.94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7cm" svg:height="4cm" svg:x="9.15cm" svg:y="1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906cm" svg:height="1.216cm" svg:x="16.301cm" svg:y="17.2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8.841cm" svg:y="17.216cm">
          <draw:text-box>
            <text:p><text:span text:style-name="T3">7</text:span></text:p>
          </draw:text-box>
        </draw:frame>
        <draw:frame draw:style-name="gr5" draw:text-style-name="P5" draw:layer="layout" svg:width="0.906cm" svg:height="1.216cm" svg:x="13.788cm" svg:y="17.187cm">
          <draw:text-box>
            <text:p><text:span text:style-name="T4">9</text:span></text:p>
          </draw:text-box>
        </draw:frame>
        <draw:frame draw:style-name="gr9" draw:text-style-name="P6" draw:layer="layout" svg:width="0.858cm" svg:height="1.216cm" svg:x="10.068cm" svg:y="17.187cm">
          <draw:text-box>
            <text:p><text:span text:style-name="T5">X</text:span></text:p>
          </draw:text-box>
        </draw:frame>
        <draw:frame draw:style-name="gr10" draw:text-style-name="P8" draw:layer="layout" svg:width="4.75cm" svg:height="1.657cm" svg:x="0.6cm" svg:y="0.341cm">
          <draw:text-box>
            <text:p text:style-name="P7"><text:span text:style-name="T6">ППС1500</text:span></text:p>
            <text:p text:style-name="P7"><text:span text:style-name="T6">25м/карабин</text:span></text:p>
          </draw:text-box>
        </draw:frame>
        <draw:frame draw:style-name="gr11" draw:text-style-name="P9" draw:layer="layout" svg:width="7.525cm" svg:height="1.673cm" svg:x="13.275cm" svg:y="0.477cm">
          <draw:text-box>
            <text:p text:style-name="P7"><text:span text:style-name="T7">Стрелок: <text:s text:c="42"/></text:span></text:p>
            <text:p text:style-name="P7"><text:span text:style-name="T7"><text:s text:c="59"/></text:span></text:p>
            <text:p text:style-name="P7"><text:span text:style-name="T7">№ </text:span><text:span text:style-name="T7">мишени: <text:s text:c="39"/></text:span></text:p>
          </draw:text-box>
        </draw:frame>
        <draw:custom-shape draw:style-name="gr12" draw:text-style-name="P1" draw:layer="measurelines" svg:width="6.5cm" svg:height="5.747cm" svg:x="7.25cm" svg:y="0.703cm">
          <text:p/>
          <draw:enhanced-geometry svg:viewBox="0 0 21600 21600" draw:mirror-horizontal="false" draw:mirror-vertical="false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0.25cm" svg:x="10cm" svg:y="0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12cm" svg:y="0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8cm" svg:y="0.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44:08.944000000</meta:creation-date>
    <meta:editing-duration>PT1H10M22S</meta:editing-duration>
    <meta:editing-cycles>23</meta:editing-cycles>
    <meta:generator>LibreOffice/24.8.1.2$Linux_X86_64 LibreOffice_project/87fa9aec1a63e70835390b81c40bb8993f1d4ff6</meta:generator>
    <dc:date>2024-11-18T10:55:10.327861702</dc:date>
    <meta:print-date>2024-10-26T15:03:55.648000000</meta:print-date>
    <meta:printed-by>Файлы PDF</meta:printed-by>
    <meta:document-statistic meta:object-count="20"/>
  </office:meta>
</office:document-meta>
</file>